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0.761cm" svg:height="0.668cm" svg:x="6.051cm" svg:y="26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317cm" svg:height="1.097cm" svg:x="6.9cm" svg:y="26.373cm">
          <draw:text-box>
            <text:p><text:span text:style-name="T1">Seq can(region)</text:span></text:p>
            <text:p><text:span text:style-name="T1">Filter:(r_name = 'ASIA')</text:span></text:p>
          </draw:text-box>
        </draw:frame>
        <draw:custom-shape draw:style-name="gr1" draw:text-style-name="P1" draw:layer="layout" svg:width="0.761cm" svg:height="0.668cm" svg:x="6.05cm" svg:y="2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6.8cm" svg:y="24.501cm">
          <draw:text-box>
            <text:p><text:span text:style-name="T1">Hash</text:span></text:p>
          </draw:text-box>
        </draw:frame>
        <draw:custom-shape draw:style-name="gr1" draw:text-style-name="P1" draw:layer="layout" svg:width="0.761cm" svg:height="0.668cm" svg:x="6.051cm" svg:y="2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6.801cm" svg:y="24.501cm">
          <draw:text-box>
            <text:p><text:span text:style-name="T1">Hash</text:span></text:p>
          </draw:text-box>
        </draw:frame>
        <draw:custom-shape draw:style-name="gr1" draw:text-style-name="P1" draw:id="id10" draw:layer="layout" svg:width="0.761cm" svg:height="0.668cm" svg:x="9.35cm" svg:y="2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0.761cm" svg:height="0.668cm" svg:x="6.051cm" svg:y="2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889cm" svg:height="0.674cm" svg:x="9.801cm" svg:y="24.873cm">
          <draw:text-box>
            <text:p><text:span text:style-name="T1">Seq Scan(nation)</text:span></text:p>
          </draw:text-box>
        </draw:frame>
        <draw:frame draw:style-name="gr3" draw:text-style-name="P2" draw:layer="layout" svg:width="1.349cm" svg:height="0.674cm" svg:x="6.801cm" svg:y="24.502cm">
          <draw:text-box>
            <text:p><text:span text:style-name="T1">Hash</text:span></text:p>
          </draw:text-box>
        </draw:frame>
        <draw:connector draw:style-name="gr4" draw:text-style-name="P1" draw:layer="layout" svg:x1="6.432cm" svg:y1="24.902cm" svg:x2="6.432cm" svg:y2="26.534cm" draw:start-shape="id1" draw:start-glue-point="8" draw:end-shape="id2" draw:end-glue-point="4" svg:d="m6432 24902v1632">
          <text:p/>
        </draw:connector>
        <draw:custom-shape draw:style-name="gr1" draw:text-style-name="P1" draw:id="id9" draw:layer="layout" svg:width="0.761cm" svg:height="0.668cm" svg:x="7.749cm" svg:y="22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217cm" svg:height="1.097cm" svg:x="8.401cm" svg:y="22.227cm">
          <draw:text-box>
            <text:p text:style-name="P3"><text:span text:style-name="T1">Hash Join</text:span></text:p>
            <text:p text:style-name="P3"><text:span text:style-name="T1">(n_regionkey = r_regionkey)</text:span></text:p>
          </draw:text-box>
        </draw:frame>
        <draw:custom-shape draw:style-name="gr1" draw:text-style-name="P1" draw:id="id5" draw:layer="layout" svg:width="0.761cm" svg:height="0.667cm" svg:x="7.748cm" svg:y="2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6.452cm" svg:y="20.327cm">
          <draw:text-box>
            <text:p><text:span text:style-name="T1">Hash</text:span></text:p>
          </draw:text-box>
        </draw:frame>
        <draw:custom-shape draw:style-name="gr1" draw:text-style-name="P1" draw:id="id6" draw:layer="layout" svg:width="0.761cm" svg:height="0.667cm" svg:x="11.666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19cm" svg:height="1.097cm" svg:x="11.801cm" svg:y="20.826cm">
          <draw:text-box>
            <text:p><text:span text:style-name="T1">Seq Scan</text:span></text:p>
            <text:p><text:span text:style-name="T1">(customer)</text:span></text:p>
          </draw:text-box>
        </draw:frame>
        <draw:custom-shape draw:style-name="gr1" draw:text-style-name="P1" draw:id="id4" draw:layer="layout" svg:width="0.762cm" svg:height="0.668cm" svg:x="9.5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217cm" svg:height="1.097cm" svg:x="10.102cm" svg:y="18.2cm">
          <draw:text-box>
            <text:p text:style-name="P3"><text:span text:style-name="T1">Hash Join</text:span></text:p>
            <text:p text:style-name="P3"><text:span text:style-name="T1">(c_nationkey = n_nationkey)</text:span></text:p>
          </draw:text-box>
        </draw:frame>
        <draw:custom-shape draw:style-name="gr1" draw:text-style-name="P1" draw:id="id3" draw:layer="layout" svg:width="0.762cm" svg:height="0.668cm" svg:x="9.499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10.5cm" svg:y="15.826cm">
          <draw:text-box>
            <text:p><text:span text:style-name="T1">Hash</text:span></text:p>
          </draw:text-box>
        </draw:frame>
        <draw:connector draw:style-name="gr4" draw:text-style-name="P1" draw:layer="layout" draw:type="line" svg:x1="9.88cm" svg:y1="16.566cm" svg:x2="9.881cm" svg:y2="18.183cm" draw:start-shape="id3" draw:start-glue-point="8" draw:end-shape="id4" draw:end-glue-point="4" svg:d="m9880 16566 1 1617">
          <text:p/>
        </draw:connector>
        <draw:connector draw:style-name="gr4" draw:text-style-name="P1" draw:layer="layout" draw:type="line" svg:x1="9.881cm" svg:y1="18.851cm" svg:x2="8.129cm" svg:y2="20.302cm" draw:start-shape="id4" draw:start-glue-point="8" draw:end-shape="id5" draw:end-glue-point="4" svg:d="m9881 18851-1752 1451">
          <text:p/>
        </draw:connector>
        <draw:connector draw:style-name="gr4" draw:text-style-name="P1" draw:layer="layout" draw:type="line" svg:x1="9.881cm" svg:y1="18.851cm" svg:x2="12.047cm" svg:y2="20.3cm" draw:start-shape="id4" draw:start-glue-point="8" draw:end-shape="id6" draw:end-glue-point="4" svg:d="m9881 18851 2166 1449">
          <text:p/>
        </draw:connector>
        <draw:custom-shape draw:style-name="gr1" draw:text-style-name="P1" draw:id="id8" draw:layer="layout" svg:width="0.761cm" svg:height="0.668cm" svg:x="4.841cm" svg:y="1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8.122cm" svg:height="1.52cm" svg:x="1.5cm" svg:y="16.5cm">
          <draw:text-box>
            <text:p><text:span text:style-name="T1">Seq Scan(orders)</text:span></text:p>
            <text:p><text:span text:style-name="T1">Filter:(o_orderdate &gt;= '1994-01-01')</text:span></text:p>
            <text:p><text:span text:style-name="T1">And (o_orderdate &lt; '1995-01-01') </text:span></text:p>
          </draw:text-box>
        </draw:frame>
        <draw:custom-shape draw:style-name="gr1" draw:text-style-name="P1" draw:id="id7" draw:layer="layout" svg:width="0.761cm" svg:height="0.668cm" svg:x="7.156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37cm" svg:height="1.097cm" svg:x="7.906cm" svg:y="12.801cm">
          <draw:text-box>
            <text:p text:style-name="P3"><text:span text:style-name="T1">Hash Join</text:span></text:p>
            <text:p text:style-name="P3"><text:span text:style-name="T1">(o_custkey = c_custkey)</text:span></text:p>
          </draw:text-box>
        </draw:frame>
        <draw:connector draw:style-name="gr4" draw:text-style-name="P1" draw:layer="layout" draw:type="line" svg:x1="7.537cm" svg:y1="13.514cm" svg:x2="9.88cm" svg:y2="15.898cm" draw:start-shape="id7" draw:start-glue-point="8" draw:end-shape="id3" draw:end-glue-point="4" svg:d="m7537 13514 2343 2384">
          <text:p/>
        </draw:connector>
        <draw:connector draw:style-name="gr4" draw:text-style-name="P1" draw:layer="layout" draw:type="line" svg:x1="7.537cm" svg:y1="13.514cm" svg:x2="5.222cm" svg:y2="15.688cm" draw:start-shape="id7" draw:start-glue-point="8" draw:end-shape="id8" draw:end-glue-point="4" svg:d="m7537 13514-2315 2174">
          <text:p/>
        </draw:connector>
        <draw:custom-shape draw:style-name="gr1" draw:text-style-name="P1" draw:id="id12" draw:layer="layout" svg:width="0.761cm" svg:height="0.668cm" svg:x="3.417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735cm" svg:height="1.097cm" svg:x="1.4cm" svg:y="13.5cm">
          <draw:text-box>
            <text:p><text:span text:style-name="T1">Index Scan(lineitem)</text:span></text:p>
            <text:p><text:span text:style-name="T1"/></text:p>
          </draw:text-box>
        </draw:frame>
        <draw:custom-shape draw:style-name="gr1" draw:text-style-name="P1" draw:id="id13" draw:layer="layout" svg:width="0.761cm" svg:height="0.668cm" svg:x="7.157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1cm" svg:height="0.668cm" svg:x="5.18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794cm" svg:height="1.097cm" svg:x="5.8cm" svg:y="10cm">
          <draw:text-box>
            <text:p text:style-name="P3"><text:span text:style-name="T1">Nested Loop</text:span></text:p>
            <text:p text:style-name="P3"><text:span text:style-name="T1">(l_orderkey = o_orderkey</text:span><text:span text:style-name="T1">)</text:span></text:p>
          </draw:text-box>
        </draw:frame>
        <draw:custom-shape draw:style-name="gr1" draw:text-style-name="P1" draw:id="id11" draw:layer="layout" svg:width="0.761cm" svg:height="0.668cm" svg:x="5.181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13cm" svg:y1="23.001cm" svg:x2="6.432cm" svg:y2="24.234cm" draw:start-shape="id9" draw:start-glue-point="8" draw:end-shape="id1" draw:end-glue-point="4" svg:d="m8130 23001-1698 1233">
          <text:p/>
        </draw:connector>
        <draw:connector draw:style-name="gr4" draw:text-style-name="P1" draw:layer="layout" draw:type="line" svg:x1="8.13cm" svg:y1="23.001cm" svg:x2="9.731cm" svg:y2="24.234cm" draw:start-shape="id9" draw:start-glue-point="8" draw:end-shape="id10" draw:end-glue-point="4" svg:d="m8130 23001 1601 1233">
          <text:p/>
        </draw:connector>
        <draw:connector draw:style-name="gr4" draw:text-style-name="P1" draw:layer="layout" draw:type="line" svg:x1="5.562cm" svg:y1="10.713cm" svg:x2="3.798cm" svg:y2="12.705cm" draw:start-shape="id11" draw:start-glue-point="8" draw:end-shape="id12" draw:end-glue-point="4" svg:d="m5562 10713-1764 1992">
          <text:p/>
        </draw:connector>
        <draw:connector draw:style-name="gr4" draw:text-style-name="P1" draw:layer="layout" draw:type="line" svg:x1="5.562cm" svg:y1="10.713cm" svg:x2="7.538cm" svg:y2="12.846cm" draw:start-shape="id11" draw:start-glue-point="8" draw:end-shape="id13" draw:end-glue-point="4" svg:d="m5562 10713 1976 2133">
          <text:p/>
        </draw:connector>
        <draw:custom-shape draw:style-name="gr1" draw:text-style-name="P1" draw:id="id17" draw:layer="layout" svg:width="0.761cm" svg:height="0.667cm" svg:x="13.746cm" svg:y="1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19cm" svg:height="1.097cm" svg:x="13.281cm" svg:y="13.803cm">
          <draw:text-box>
            <text:p><text:span text:style-name="T1">Seq Scan</text:span></text:p>
            <text:p><text:span text:style-name="T1">(supplier)</text:span></text:p>
          </draw:text-box>
        </draw:frame>
        <draw:custom-shape draw:style-name="gr1" draw:text-style-name="P1" draw:id="id16" draw:layer="layout" svg:width="0.762cm" svg:height="0.668cm" svg:x="13.738cm" svg:y="10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49cm" svg:height="0.674cm" svg:x="14.7cm" svg:y="10.326cm">
          <draw:text-box>
            <text:p><text:span text:style-name="T1">Hash</text:span></text:p>
          </draw:text-box>
        </draw:frame>
        <draw:custom-shape draw:style-name="gr1" draw:text-style-name="P1" draw:layer="layout" svg:width="0.761cm" svg:height="0.668cm" svg:x="7.6cm" svg:y="6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217cm" svg:height="1.52cm" svg:x="8.7cm" svg:y="5.98cm">
          <draw:text-box>
            <text:p text:style-name="P3"><text:span text:style-name="T1">Hash Join</text:span></text:p>
            <text:p text:style-name="P3"><text:span text:style-name="T1">(l_suppkey = s_suppkey) AND</text:span></text:p>
            <text:p text:style-name="P3"><text:span text:style-name="T1">(c_nationkey = s_nationkey)</text:span></text:p>
          </draw:text-box>
        </draw:frame>
        <draw:custom-shape draw:style-name="gr1" draw:text-style-name="P1" draw:id="id18" draw:layer="layout" svg:width="0.761cm" svg:height="0.668cm" svg:x="7.601cm" svg:y="6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0.76cm" svg:height="0.668cm" svg:x="7.621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254cm" svg:height="0.674cm" svg:x="8.301cm" svg:y="4.305cm">
          <draw:text-box>
            <text:p text:style-name="P3"><text:span text:style-name="T1">HashAggregate</text:span></text:p>
          </draw:text-box>
        </draw:frame>
        <draw:custom-shape draw:style-name="gr1" draw:text-style-name="P1" draw:id="id14" draw:layer="layout" svg:width="0.76cm" svg:height="0.669cm" svg:x="7.6cm" svg:y="1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8.334cm" svg:height="1.52cm" svg:x="8.684cm" svg:y="1.302cm">
          <draw:text-box>
            <text:p text:style-name="P3"><text:span text:style-name="T1">Sort</text:span></text:p>
            <text:p text:style-name="P3"><text:span text:style-name="T1">(sum((lineitem.l_extendedprice * </text:span></text:p>
            <text:p text:style-name="P3"><text:span text:style-name="T1">(1::numeric - lineitem.l_discount))))</text:span></text:p>
          </draw:text-box>
        </draw:frame>
        <draw:connector draw:style-name="gr4" draw:text-style-name="P1" draw:layer="layout" draw:type="line" svg:x1="7.98cm" svg:y1="2.501cm" svg:x2="8.001cm" svg:y2="4.202cm" draw:start-shape="id14" draw:start-glue-point="8" draw:end-shape="id15" draw:end-glue-point="4" svg:d="m7980 2501 21 1701">
          <text:p/>
        </draw:connector>
        <draw:connector draw:style-name="gr4" draw:text-style-name="P1" draw:layer="layout" draw:type="line" svg:x1="14.119cm" svg:y1="10.94cm" svg:x2="14.127cm" svg:y2="12.977cm" draw:start-shape="id16" draw:start-glue-point="8" draw:end-shape="id17" draw:end-glue-point="4" svg:d="m14119 10940 8 2037">
          <text:p/>
        </draw:connector>
        <draw:connector draw:style-name="gr4" draw:text-style-name="P1" draw:layer="layout" draw:type="line" svg:x1="7.982cm" svg:y1="7.116cm" svg:x2="5.562cm" svg:y2="10.045cm" draw:start-shape="id18" draw:start-glue-point="8" draw:end-shape="id11" draw:end-glue-point="4" svg:d="m7982 7116-2420 2929">
          <text:p/>
        </draw:connector>
        <draw:connector draw:style-name="gr4" draw:text-style-name="P1" draw:layer="layout" draw:type="line" svg:x1="7.982cm" svg:y1="7.116cm" svg:x2="14.119cm" svg:y2="10.272cm" draw:start-shape="id18" draw:start-glue-point="8" draw:end-shape="id16" draw:end-glue-point="4" svg:d="m7982 7116 6137 3156">
          <text:p/>
        </draw:connector>
        <draw:connector draw:style-name="gr4" draw:text-style-name="P1" draw:layer="layout" draw:type="line" svg:x1="8.001cm" svg:y1="4.87cm" svg:x2="7.982cm" svg:y2="6.448cm" draw:start-shape="id15" draw:start-glue-point="8" draw:end-shape="id18" draw:end-glue-point="4" svg:d="m8001 4870-19 1578">
          <text:p/>
        </draw:connector>
        <draw:connector draw:style-name="gr4" draw:text-style-name="P1" draw:layer="layout" draw:type="line" svg:x1="8.129cm" svg:y1="20.969cm" svg:x2="8.13cm" svg:y2="22.333cm" draw:start-shape="id5" draw:start-glue-point="8" draw:end-shape="id9" draw:end-glue-point="4" svg:d="m8129 20969 1 1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4T18:33:31</meta:creation-date>
    <dc:date>2011-11-14T18:51:23</dc:date>
    <dc:creator>fuku </dc:creator>
    <meta:editing-duration>PT00H17M52S</meta:editing-duration>
    <meta:editing-cycles>19</meta:editing-cycles>
    <meta:generator>OpenOffice.org/3.2$Unix OpenOffice.org_project/320m12$Build-9483</meta:generator>
    <meta:document-statistic meta:object-count="57"/>
  </office:meta>
</office:document-meta>
</file>